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a8b1" officeooo:paragraph-rsid="0000a8b1"/>
    </style:style>
    <style:style style:name="P2" style:family="paragraph" style:parent-style-name="Standard">
      <style:text-properties fo:color="#c9211e" loext:opacity="100%" officeooo:rsid="0000a8b1" officeooo:paragraph-rsid="0000a8b1"/>
    </style:style>
    <style:style style:name="P3" style:family="paragraph" style:parent-style-name="Standard">
      <style:text-properties fo:color="#000000" loext:opacity="100%" officeooo:rsid="0000a8b1" officeooo:paragraph-rsid="0000a8b1"/>
    </style:style>
    <style:style style:name="P4" style:family="paragraph" style:parent-style-name="Standard">
      <style:text-properties fo:color="#000000" loext:opacity="100%" officeooo:rsid="0000dcb1" officeooo:paragraph-rsid="0000dcb1"/>
    </style:style>
    <style:style style:name="P5" style:family="paragraph" style:parent-style-name="Standard">
      <style:text-properties fo:color="#000000" loext:opacity="100%" officeooo:rsid="0004ba74" officeooo:paragraph-rsid="0004ba74"/>
    </style:style>
    <style:style style:name="P6" style:family="paragraph" style:parent-style-name="Standard">
      <style:text-properties officeooo:rsid="00017787" officeooo:paragraph-rsid="00017787"/>
    </style:style>
    <style:style style:name="P7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8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T1" style:family="text">
      <style:text-properties officeooo:rsid="0003247a"/>
    </style:style>
    <style:style style:name="T2" style:family="text">
      <style:text-properties style:text-line-through-style="none" style:text-line-through-type="none" officeooo:rsid="0003247a"/>
    </style:style>
    <style:style style:name="T3" style:family="text">
      <style:text-properties style:text-line-through-style="none" style:text-line-through-type="none" officeooo:rsid="0004b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0) <text:tab/>Cyber: Kill-Chain</text:p>
      <text:p text:style-name="P7">1) <text:tab/>Heavens Tabelle</text:p>
      <text:p text:style-name="P8">2) <text:tab/>Algebra Tabelle (Gruppe, Ring …),</text:p>
      <text:p text:style-name="P8"><text:span text:style-name="T3">2.1) <text:tab/></text:span><text:span text:style-name="T2">Modulare Arithmetik</text:span></text:p>
      <text:p text:style-name="P2">3) <text:tab/>Deffie Hellman Determinante</text:p>
      <text:p text:style-name="P2">4) <text:tab/>Aes MixColumns</text:p>
      <text:p text:style-name="P1">5) <text:tab/>Blockmodes</text:p>
      <text:p text:style-name="P2">6) <text:tab/>RSA</text:p>
      <text:p text:style-name="P2">7) <text:tab/>DHKE Man-In-The-Middle</text:p>
      <text:p text:style-name="P2">8) <text:tab/>Hashfunktionen: schwache/starke Kollision beweisen</text:p>
      <text:p text:style-name="P3">9) <text:tab/>MAC <text:span text:style-name="T1">&amp; Signaturen</text:span></text:p>
      <text:p text:style-name="P3">10) <text:tab/>DSA</text:p>
      <text:p text:style-name="P3">11)<text:tab/>ECDSA</text:p>
      <text:p text:style-name="P4">12) <text:tab/>Challenge Response Protocol</text:p>
      <text:p text:style-name="P4">13) <text:tab/>Needham-Schroeder-Protokoll</text:p>
      <text:p text:style-name="P4">14)<text:tab/>TLS</text:p>
      <text:p text:style-name="P4">15)<text:tab/>Hash-Konstruktionsarten</text:p>
      <text:p text:style-name="P4">16)<text:tab/>Sichere Kommunikation</text:p>
      <text:p text:style-name="P4">17)<text:tab/>Common Vulnerabilities and Exposures / Common Vulnerability Scoring System</text:p>
      <text:p text:style-name="P5">18) <text:tab/>Key Distribution Center</text:p>
      <text:p text:style-name="P5">19)<text:tab/>Mutual-Challenge Respone</text:p>
      <text:p text:style-name="P5">20) <text:tab/>Kerberos</text:p>
      <text:p text:style-name="P5">21)<text:tab/>Zertifikate</text:p>
      <text:p text:style-name="P5">22) <text:tab/>IpSec</text:p>
      <text:p text:style-name="P5">23)<text:tab/>MacSe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24T20:02:19.238000000</dc:date>
    <meta:editing-duration>PT3H30M24S</meta:editing-duration>
    <meta:editing-cycles>5</meta:editing-cycles>
    <meta:document-statistic meta:table-count="0" meta:image-count="0" meta:object-count="0" meta:page-count="1" meta:paragraph-count="25" meta:word-count="80" meta:character-count="594" meta:non-whitespace-character-count="522"/>
  </office:meta>
</office:document-meta>
</file>